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8">
            <text:p>В администраторе на планах уметь рисовать зоны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Сделать обновление свойств Device/Xdevice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office:value-type="float" office:value="86" table:style-name="ce5">
            <text:p>8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9T20:39:24Z</dc:date>
    <meta:editing-cycles>1</meta:editing-cycles>
    <meta:editing-duration>PT53S</meta:editing-duration>
  </office:meta>
</office:document-meta>
</file>